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ilot Navig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</text:p>
              </text:list-item>
              <text:list-item>
                <text:p>Definition and Motivation</text:p>
              </text:list-item>
              <text:list-item>
                <text:p><text:span text:style-name="T2">Pilot Navigation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<text:s/>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placeholder="true" presentation:user-transformed="true">
          <draw:text-box/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hart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VNC, VTA, WAC</text:p>
              </text:list-item>
              <text:list-item>
                <text:p>Route Selection, Chart Preparation</text:p>
              </text:list-item>
              <text:list-item>
                <text:p>Markings and Folding</text:p>
              </text:list-item>
              <text:list-item>
                <text:p>Drift Lines, 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Destination, Alternat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F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Route and Altitud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Distance, Economy, Weather / Wind, Navigation Aids, Comfort, Oxygen, Performance Limitations, Gliding Di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OTAM</text:p>
          </draw:text-box>
        </draw:frame>
        <draw:frame presentation:style-name="pr8" draw:layer="layout" svg:width="25.191cm" svg:height="12.181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Weather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GFA, SWC, FD</text:p>
              </text:list-item>
              <text:list-item>
                <text:p>METAR, TAF, SIGMET, AIRMET, PIREP</text:p>
              </text:list-item>
              <text:list-item>
                <text:p>Briefing, FIC</text:p>
              </text:list-item>
              <text:list-item>
                <text:p>Current Situation and Forec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avigation Log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Log Keeping</text:p>
              </text:list-item>
              <text:list-item>
                <text:p>Time Off and Flight Plan Opening Time</text:p>
              </text:list-item>
              <text:list-item>
                <text:p>Set Heading Time</text:p>
              </text:list-item>
              <text:list-item>
                <text:p>Compass Headings and Waypoint Times</text:p>
              </text:list-item>
              <text:list-item>
                <text:p>ETA for Waypoints and Destination</text:p>
              </text:list-item>
              <text:list-item>
                <text:p>ATA (Time Over) for Waypoints and Destination</text:p>
              </text:list-item>
              <text:list-item>
                <text:p>Revised GS and E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light Plan / Itinerary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SAR times (long versus short plans, roundtri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ocument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oR, CoA, W&amp;B, Insurance, Journey Log, MEL</text:p>
              </text:list-item>
              <text:list-item>
                <text:p>License, Medical, IMSAFE</text:p>
              </text:list-item>
              <text:list-item>
                <text:p>POH, Checklists, Cha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Enroute and Arrival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Overhead, Geographic Point, En-Route Climb</text:p>
              </text:list-item>
              <text:list-item>
                <text:p>GUMPS, OPS Checks, Ground Speed Check</text:p>
              </text:list-item>
              <text:list-item>
                <text:p>Position Reports, PIREPs</text:p>
              </text:list-item>
              <text:list-item>
                <text:p>Map/Chart Reading:</text:p>
                <text:list>
                  <text:list-item>
                    <text:p>Orientation, Anticipation, Confirmation, Pin-Pointing</text:p>
                  </text:list-item>
                </text:list>
              </text:list-item>
              <text:list-item>
                <text:p>Desired, Actual Track / Error, Angles (10-25NM)</text:p>
              </text:list-item>
              <text:list-item>
                <text:p>Double Track Error Method, Visual Alteration, Opening Closing Angle Method, Drift Compensation Method</text:p>
              </text:list-item>
              <text:list-item>
                <text:p>Lookout / Scanning and Traffic Awareness (Crew, Systems, Weather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Situational Awareness and Decision Making</text:p>
              </text:list-item>
              <text:list-item>
                <text:p>Online Planning</text:p>
              </text:list-item>
              <text:list-item>
                <text:p>Priority: Aviate, Navigate, Communicate, Manage</text:p>
              </text:list-item>
              <text:list-item>
                <text:p>Circle, Circle, Line, Heading, Distance, Groundspeed, Time – You'll Be Fine (Consider Leg-Size)</text:p>
              </text:list-item>
              <text:list-item>
                <text:p>Reciprocal Track and Wind Correction</text:p>
              </text:list-item>
              <text:list-item>
                <text:p>Estimations: Track, Distance, Groundspeed, Time, Heading</text:p>
              </text:list-item>
              <text:list-item>
                <text:p>Multiples of 60KIAS, Muliples of leg section</text:p>
              </text:list-item>
              <text:list-item>
                <text:p>Communiction (FSS)</text:p>
              </text:list-item>
              <text:list-item>
                <text:p>Circle of Uncertainty, Low-Level Navigation</text:p>
              </text:list-item>
              <text:list-item>
                <text:p>Emergency Procedures, Tri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3T14:26:46.291675973</dc:date>
    <meta:editing-duration>P3DT23H12M32S</meta:editing-duration>
    <meta:editing-cycles>1232</meta:editing-cycles>
    <meta:generator>LibreOffice/4.2.7.2$Linux_x86 LibreOffice_project/420m0$Build-2</meta:generator>
    <meta:document-statistic meta:object-count="100"/>
  </office:meta>
</office:document-meta>
</file>